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454fa1" draw:marker-start-width="0.358cm" draw:marker-end-width="0.358cm" draw:fill="none" draw:textarea-horizontal-align="justify" draw:textarea-vertical-align="middle" draw:auto-grow-height="false" fo:min-height="1.528cm" fo:min-width="6.104cm" fo:padding-top="0.177cm" fo:padding-bottom="0.177cm" fo:padding-left="0.302cm" fo:padding-right="0.302cm"/>
    </style:style>
    <style:style style:name="gr2" style:family="graphic" style:parent-style-name="standard">
      <style:graphic-properties draw:stroke="solid" svg:stroke-width="0.106cm" svg:stroke-color="#454fa1" draw:marker-start-width="0.358cm" draw:marker-end-width="0.358cm" draw:fill="none" draw:textarea-horizontal-align="justify" draw:textarea-vertical-align="middle" draw:auto-grow-height="false" fo:min-height="1.424cm" fo:min-width="6cm" fo:padding-top="0.177cm" fo:padding-bottom="0.177cm" fo:padding-left="0.302cm" fo:padding-right="0.30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604cm" svg:height="1.778cm" svg:x="6.334cm" svg:y="2.259cm">
          <text:p text:style-name="P1"><text:span text:style-name="T1">Direction génera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6.604cm" svg:height="1.778cm" svg:x="6.334cm" svg:y="5.859cm">
          <text:p text:style-name="P1">R &amp; D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6.604cm" svg:height="1.778cm" svg:x="1.734cm" svg:y="9.159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6.604cm" svg:height="1.778cm" svg:x="11.334cm" svg:y="9.159cm">
          <text:p text:style-name="P1">Software</text:p>
          <draw:enhanced-geometry svg:viewBox="0 0 21600 21600" draw:type="rectangle" draw:enhanced-path="M 0 0 L 21600 0 21600 21600 0 21600 0 0 Z N"/>
        </draw:custom-shape>
        <draw:custom-shape draw:style-name="gr2" draw:text-style-name="P5" xml:id="id5" draw:id="id5" draw:layer="layout" svg:width="6.604cm" svg:height="1.778cm" svg:x="11.334cm" svg:y="12.159cm">
          <text:p text:style-name="P4"><text:span text:style-name="T2">Toolchai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636cm" svg:y1="4.037cm" svg:x2="9.636cm" svg:y2="5.859cm" draw:start-shape="id1" draw:start-glue-point="2" draw:end-shape="id2" draw:end-glue-point="0" svg:d="M9636 4037v1822" svg:viewBox="0 0 1 1823">
          <text:p/>
        </draw:connector>
        <draw:connector draw:style-name="gr3" draw:text-style-name="P3" draw:layer="layout" draw:type="line" svg:x1="9.636cm" svg:y1="7.637cm" svg:x2="5.036cm" svg:y2="9.159cm" draw:start-shape="id2" draw:start-glue-point="2" draw:end-shape="id3" draw:end-glue-point="0" svg:d="M9636 7637l-4600 1522" svg:viewBox="0 0 4601 1523">
          <text:p/>
        </draw:connector>
        <draw:connector draw:style-name="gr3" draw:text-style-name="P3" draw:layer="layout" draw:type="line" svg:x1="9.636cm" svg:y1="7.637cm" svg:x2="14.636cm" svg:y2="9.159cm" draw:start-shape="id2" draw:start-glue-point="2" draw:end-shape="id4" draw:end-glue-point="0" svg:d="M9636 7637l5000 1522" svg:viewBox="0 0 5001 1523">
          <text:p/>
        </draw:connector>
        <draw:connector draw:style-name="gr3" draw:text-style-name="P3" draw:layer="layout" draw:type="line" svg:x1="14.636cm" svg:y1="10.937cm" svg:x2="14.636cm" svg:y2="12.159cm" draw:start-shape="id4" draw:start-glue-point="2" draw:end-shape="id5" draw:end-glue-point="0" svg:d="M14636 10937v1222" svg:viewBox="0 0 1 12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3T11:27:36.424613083</meta:creation-date>
    <dc:date>2021-08-13T11:32:07.759092962</dc:date>
    <meta:editing-duration>PT4M32S</meta:editing-duration>
    <meta:editing-cycles>1</meta:editing-cycles>
    <meta:document-statistic meta:object-count="9"/>
    <meta:generator>LibreOffice/6.0.7.3$Linux_X86_64 LibreOffice_project/00m0$Build-3</meta:generator>
  </office:meta>
</office:document-meta>
</file>